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MAMANI, DEYSI NELLY</text:p>
            <text:p text:style-name="P5"><text:span text:style-name="T15">Dni</text:span><text:span text:style-name="T14">:7352189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8244170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MAMANI, DEYSI NELLY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352189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9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733163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87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N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9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0:05:2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